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8pt"/>
    </style:style>
    <style:style style:name="co2" style:family="table-column">
      <style:table-column-properties fo:break-before="auto" style:column-width="106.64pt"/>
    </style:style>
    <style:style style:name="co3" style:family="table-column">
      <style:table-column-properties fo:break-before="auto" style:column-width="87.7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8.19pt"/>
    </style:style>
    <style:style style:name="co6" style:family="table-column">
      <style:table-column-properties fo:break-before="auto" style:column-width="114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.8pt" fo:break-before="auto" style:use-optimal-row-height="false"/>
    </style:style>
    <style:style style:name="ro3" style:family="table-row">
      <style:table-row-properties style:row-height="28.35pt" fo:break-before="auto" style:use-optimal-row-height="true"/>
    </style:style>
    <style:style style:name="ro4" style:family="table-row">
      <style:table-row-properties style:row-height="19.39pt" fo:break-before="auto" style:use-optimal-row-height="true"/>
    </style:style>
    <style:style style:name="ro5" style:family="table-row">
      <style:table-row-properties style:row-height="25.91pt" fo:break-before="auto" style:use-optimal-row-height="false"/>
    </style:style>
    <style:style style:name="ro6" style:family="table-row">
      <style:table-row-properties style:row-height="19.05pt" fo:break-before="auto" style:use-optimal-row-height="true"/>
    </style:style>
    <style:style style:name="ro7" style:family="table-row">
      <style:table-row-properties style:row-height="46.35pt" fo:break-before="auto" style:use-optimal-row-height="true"/>
    </style:style>
    <style:style style:name="ro8" style:family="table-row">
      <style:table-row-properties style:row-height="28.6pt" fo:break-before="auto" style:use-optimal-row-height="true"/>
    </style:style>
    <style:style style:name="ro9" style:family="table-row">
      <style:table-row-properties style:row-height="27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table:style-name="Default" office:value-type="string" calcext:value-type="string">
            <text:p>Country_code_2ch</text:p>
          </table:table-cell>
          <table:table-cell table:style-name="Default" office:value-type="string" calcext:value-type="string">
            <text:p>Country_name</text:p>
          </table:table-cell>
          <table:table-cell table:style-name="Default" office:value-type="string" calcext:value-type="string">
            <text:p>Language_code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AE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fa, ps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Antigua and Barbuda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Anguilla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sq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hy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pt</text:p>
          </table:table-cell>
        </table:table-row>
        <table:table-row table:style-name="ro2">
          <table:table-cell office:value-type="string" calcext:value-type="string">
            <text:p>AQ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en, es, fr, ru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American Samoa</text:p>
          </table:table-cell>
          <table:table-cell office:value-type="string" calcext:value-type="string">
            <text:p>en, sm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AW</text:p>
          </table:table-cell>
          <table:table-cell office:value-type="string" calcext:value-type="string">
            <text:p>Aruba</text:p>
          </table:table-cell>
          <table:table-cell office:value-type="string" calcext:value-type="string">
            <text:p>nl, pap</text:p>
          </table:table-cell>
        </table:table-row>
        <table:table-row table:style-name="ro1">
          <table:table-cell office:value-type="string" calcext:value-type="string">
            <text:p>AX</text:p>
          </table:table-cell>
          <table:table-cell office:value-type="string" calcext:value-type="string">
            <text:p>Aland Islands</text:p>
          </table:table-cell>
          <table:table-cell office:value-type="string" calcext:value-type="string">
            <text:p>sv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az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bs, hr, sr</text:p>
          </table:table-cell>
        </table:table-row>
        <table:table-row table:style-name="ro1">
          <table:table-cell office:value-type="string" calcext:value-type="string">
            <text:p>BB</text:p>
          </table:table-cell>
          <table:table-cell office:value-type="string" calcext:value-type="string">
            <text:p>Barbado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B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bn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nl, fr, de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g</text:p>
          </table:table-cell>
        </table:table-row>
        <table:table-row table:style-name="ro1">
          <table:table-cell office:value-type="string" calcext:value-type="string">
            <text:p>BH</text:p>
          </table:table-cell>
          <table:table-cell office:value-type="string" calcext:value-type="string">
            <text:p>Bahrein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Burundi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BJ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BL</text:p>
          </table:table-cell>
          <table:table-cell office:value-type="string" calcext:value-type="string">
            <text:p>Saint-Barthélemy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BM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BN</text:p>
          </table:table-cell>
          <table:table-cell office:value-type="string" calcext:value-type="string">
            <text:p>Brunei Darussalam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BO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es, qu, gn, ay</text:p>
          </table:table-cell>
        </table:table-row>
        <table:table-row table:style-name="ro1">
          <table:table-cell office:value-type="string" calcext:value-type="string">
            <text:p>BQ</text:p>
          </table:table-cell>
          <table:table-cell office:value-type="string" calcext:value-type="string">
            <text:p>Caribbean Netherlands</text:p>
          </table:table-cell>
          <table:table-cell office:value-type="string" calcext:value-type="string">
            <text:p>nl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office:value-type="string" calcext:value-type="string">
            <text:p>Bahama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dz</text:p>
          </table:table-cell>
        </table:table-row>
        <table:table-row table:style-name="ro1">
          <table:table-cell office:value-type="string" calcext:value-type="string">
            <text:p>BV</text:p>
          </table:table-cell>
          <table:table-cell office:value-type="string" calcext:value-type="string">
            <text:p>Bouvet Islan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en, t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e, ru</text:p>
          </table:table-cell>
        </table:table-row>
        <table:table-row table:style-name="ro1">
          <table:table-cell office:value-type="string" calcext:value-type="string">
            <text:p>BZ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en, fr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ocos (Keeling) Islands</text:p>
          </table:table-cell>
          <table:table-cell office:value-type="string" calcext:value-type="string">
            <text:p>en</text:p>
          </table:table-cell>
        </table:table-row>
        <table:table-row table:style-name="ro3">
          <table:table-cell office:value-type="string" calcext:value-type="string">
            <text:p>CD</text:p>
          </table:table-cell>
          <table:table-cell office:value-type="string" calcext:value-type="string">
            <text:p>Democratic Republic of the Congo (Congo-Kinshasa, former Zaire)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Centrafrican Republic</text:p>
          </table:table-cell>
          <table:table-cell office:value-type="string" calcext:value-type="string">
            <text:p>fr, sg</text:p>
          </table:table-cell>
        </table:table-row>
        <table:table-row table:style-name="ro3">
          <table:table-cell office:value-type="string" calcext:value-type="string">
            <text:p>CG</text:p>
          </table:table-cell>
          <table:table-cell office:value-type="string" calcext:value-type="string">
            <text:p>Republic of the Congo (Congo-Brazzaville)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de, fr, it, rm</text:p>
          </table:table-cell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Côte d'Ivoire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CK</text:p>
          </table:table-cell>
          <table:table-cell office:value-type="string" calcext:value-type="string">
            <text:p>Cook Islands</text:p>
          </table:table-cell>
          <table:table-cell office:value-type="string" calcext:value-type="string">
            <text:p>en, ra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fr, en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zh-hans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string" calcext:value-type="string">
            <text:p>CV</text:p>
          </table:table-cell>
          <table:table-cell office:value-type="string" calcext:value-type="string">
            <text:p>Cabo Verde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string" calcext:value-type="string">
            <text:p>Curaçao</text:p>
          </table:table-cell>
          <table:table-cell office:value-type="string" calcext:value-type="string">
            <text:p>nl, en</text:p>
          </table:table-cell>
        </table:table-row>
        <table:table-row table:style-name="ro1">
          <table:table-cell office:value-type="string" calcext:value-type="string">
            <text:p>CX</text:p>
          </table:table-cell>
          <table:table-cell office:value-type="string" calcext:value-type="string">
            <text:p>Christmas Island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CY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el, tr</text:p>
          </table:table-cell>
        </table:table-row>
        <table:table-row table:style-name="ro1">
          <table:table-cell office:value-type="string" calcext:value-type="string">
            <text:p>CZ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cs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DJ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fr, ar, so, aa</text:p>
          </table:table-cell>
        </table:table-row>
        <table:table-row table:style-name="ro1">
          <table:table-cell office:value-type="string" calcext:value-type="string">
            <text:p>DK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 office:value-type="string" calcext:value-type="string">
            <text:p>DM</text:p>
          </table:table-cell>
          <table:table-cell office:value-type="string" calcext:value-type="string">
            <text:p>Dominica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string" calcext:value-type="string">
            <text:p>EE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t</text:p>
          </table:table-cell>
        </table:table-row>
        <table:table-row table:style-name="ro1">
          <table:table-cell office:value-type="string" calcext:value-type="string">
            <text:p>EG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office:value-type="string" calcext:value-type="string">
            <text:p>EH</text:p>
          </table:table-cell>
          <table:table-cell office:value-type="string" calcext:value-type="string">
            <text:p>Western Sahara</text:p>
          </table:table-cell>
          <table:table-cell office:value-type="string" calcext:value-type="string">
            <text:p>ar, es, fr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Eritrea</text:p>
          </table:table-cell>
          <table:table-cell office:value-type="string" calcext:value-type="string">
            <text:p>ti, ar, en</text:p>
          </table:table-cell>
        </table:table-row>
        <table:table-row table:style-name="ro4"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st, ca, es, eu, gl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am, om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, sv, se</text:p>
          </table:table-cell>
        </table:table-row>
        <table:table-row table:style-name="ro1">
          <table:table-cell office:value-type="string" calcext:value-type="string">
            <text:p>FJ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FK</text:p>
          </table:table-cell>
          <table:table-cell office:value-type="string" calcext:value-type="string">
            <text:p>Falkland Islands</text:p>
          </table:table-cell>
          <table:table-cell office:value-type="string" calcext:value-type="string">
            <text:p>en</text:p>
          </table:table-cell>
        </table:table-row>
        <table:table-row table:style-name="ro4">
          <table:table-cell office:value-type="string" calcext:value-type="string">
            <text:p>FM</text:p>
          </table:table-cell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FO</text:p>
          </table:table-cell>
          <table:table-cell office:value-type="string" calcext:value-type="string">
            <text:p>Faroe Islands</text:p>
          </table:table-cell>
          <table:table-cell office:value-type="string" calcext:value-type="string">
            <text:p>fo, da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fr</text:p>
          </table:table-cell>
        </table:table-row>
        <table:table-row table:style-name="ro4">
          <table:table-cell office:value-type="string" calcext:value-type="string">
            <text:p>GB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n, ga, cy, gd, kw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office:value-type="string" calcext:value-type="string">
            <text:p>GF</text:p>
          </table:table-cell>
          <table:table-cell office:value-type="string" calcext:value-type="string">
            <text:p>French Guiana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GG</text:p>
          </table:table-cell>
          <table:table-cell office:value-type="string" calcext:value-type="string">
            <text:p>Guernsey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GI</text:p>
          </table:table-cell>
          <table:table-cell office:value-type="string" calcext:value-type="string">
            <text:p>Gibralta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GL</text:p>
          </table:table-cell>
          <table:table-cell office:value-type="string" calcext:value-type="string">
            <text:p>Greenland</text:p>
          </table:table-cell>
          <table:table-cell office:value-type="string" calcext:value-type="string">
            <text:p>kl, da</text:p>
          </table:table-cell>
        </table:table-row>
        <table:table-row table:style-name="ro1">
          <table:table-cell office:value-type="string" calcext:value-type="string">
            <text:p>GM</text:p>
          </table:table-cell>
          <table:table-cell office:value-type="string" calcext:value-type="string">
            <text:p>The Gambia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GN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Guadeloupe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GQ</text:p>
          </table:table-cell>
          <table:table-cell office:value-type="string" calcext:value-type="string">
            <text:p>Equatorial Guinea</text:p>
          </table:table-cell>
          <table:table-cell office:value-type="string" calcext:value-type="string">
            <text:p>es, fr, pt</text:p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l</text:p>
          </table:table-cell>
        </table:table-row>
        <table:table-row table:style-name="ro4">
          <table:table-cell office:value-type="string" calcext:value-type="string">
            <text:p>GS</text:p>
          </table:table-cell>
          <table:table-cell office:value-type="string" calcext:value-type="string">
            <text:p>South Georgia and the South Sandwich Island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string" calcext:value-type="string">
            <text:p>GU</text:p>
          </table:table-cell>
          <table:table-cell office:value-type="string" calcext:value-type="string">
            <text:p>Guam</text:p>
          </table:table-cell>
          <table:table-cell office:value-type="string" calcext:value-type="string">
            <text:p>en, ch</text:p>
          </table:table-cell>
        </table:table-row>
        <table:table-row table:style-name="ro1">
          <table:table-cell office:value-type="string" calcext:value-type="string">
            <text:p>GW</text:p>
          </table:table-cell>
          <table:table-cell office:value-type="string" calcext:value-type="string">
            <text:p>Guinea Bissau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GY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en</text:p>
          </table:table-cell>
        </table:table-row>
        <table:table-row table:style-name="ro4">
          <table:table-cell office:value-type="string" calcext:value-type="string">
            <text:p>HK</text:p>
          </table:table-cell>
          <table:table-cell office:value-type="string" calcext:value-type="string">
            <text:p>Hong Kong (SAR of China)</text:p>
          </table:table-cell>
          <table:table-cell office:value-type="string" calcext:value-type="string">
            <text:p>zh-hant, en</text:p>
          </table:table-cell>
        </table:table-row>
        <table:table-row table:style-name="ro4">
          <table:table-cell office:value-type="string" calcext:value-type="string">
            <text:p>HM</text:p>
          </table:table-cell>
          <table:table-cell office:value-type="string" calcext:value-type="string">
            <text:p>Heard Island and McDonald Island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HN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hr</text:p>
          </table:table-cell>
        </table:table-row>
        <table:table-row table:style-name="ro1">
          <table:table-cell office:value-type="string" calcext:value-type="string">
            <text:p>HT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fr, ht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u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en, ga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sle of Man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hi, en</text:p>
          </table:table-cell>
        </table:table-row>
        <table:table-row table:style-name="ro4">
          <table:table-cell office:value-type="string" calcext:value-type="string">
            <text:p>IO</text:p>
          </table:table-cell>
          <table:table-cell office:value-type="string" calcext:value-type="string">
            <text:p>British Indian Ocean Territory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IQ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ar, ku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fa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is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, de, fr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JM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JO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KE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sw, en</text:p>
          </table:table-cell>
        </table:table-row>
        <table:table-row table:style-name="ro1">
          <table:table-cell office:value-type="string" calcext:value-type="string">
            <text:p>KG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ky, ru</text:p>
          </table:table-cell>
        </table:table-row>
        <table:table-row table:style-name="ro1">
          <table:table-cell office:value-type="string" calcext:value-type="string">
            <text:p>KH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m</text:p>
          </table:table-cell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Kiribati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KM</text:p>
          </table:table-cell>
          <table:table-cell office:value-type="string" calcext:value-type="string">
            <text:p>Comores</text:p>
          </table:table-cell>
          <table:table-cell office:value-type="string" calcext:value-type="string">
            <text:p>ar, fr, sw</text:p>
          </table:table-cell>
        </table:table-row>
        <table:table-row table:style-name="ro1">
          <table:table-cell office:value-type="string" calcext:value-type="string">
            <text:p>KN</text:p>
          </table:table-cell>
          <table:table-cell office:value-type="string" calcext:value-type="string">
            <text:p>Saint Kitts and Nevi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KP</text:p>
          </table:table-cell>
          <table:table-cell office:value-type="string" calcext:value-type="string">
            <text:p>North Korea</text:p>
          </table:table-cell>
          <table:table-cell office:value-type="string" calcext:value-type="string">
            <text:p>ko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o, en</text:p>
          </table:table-cell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uweit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Cayman Island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KZ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kk, ru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Laos</text:p>
          </table:table-cell>
          <table:table-cell office:value-type="string" calcext:value-type="string">
            <text:p>lo</text:p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ar, fr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Saint Lucia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Liechtenstein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LK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si, ta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Lesotho</text:p>
          </table:table-cell>
          <table:table-cell office:value-type="string" calcext:value-type="string">
            <text:p>en, st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t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b, fr, de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v</text:p>
          </table:table-cell>
        </table:table-row>
        <table:table-row table:style-name="ro1">
          <table:table-cell office:value-type="string" calcext:value-type="string">
            <text:p>LY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fr, zgh, ar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ro, ru, uk</text:p>
          </table:table-cell>
        </table:table-row>
        <table:table-row table:style-name="ro4">
          <table:table-cell office:value-type="string" calcext:value-type="string">
            <text:p>ME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srp, sr, hr, bs, sq</text:p>
          </table:table-cell>
        </table:table-row>
        <table:table-row table:style-name="ro4">
          <table:table-cell office:value-type="string" calcext:value-type="string">
            <text:p>MF</text:p>
          </table:table-cell>
          <table:table-cell office:value-type="string" calcext:value-type="string">
            <text:p>Saint Martin (French part)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mg, fr</text:p>
          </table:table-cell>
        </table:table-row>
        <table:table-row table:style-name="ro1">
          <table:table-cell office:value-type="string" calcext:value-type="string">
            <text:p>MH</text:p>
          </table:table-cell>
          <table:table-cell office:value-type="string" calcext:value-type="string">
            <text:p>Marshall Islands</text:p>
          </table:table-cell>
          <table:table-cell office:value-type="string" calcext:value-type="string">
            <text:p>en, mh</text:p>
          </table:table-cell>
        </table:table-row>
        <table:table-row table:style-name="ro4">
          <table:table-cell office:value-type="string" calcext:value-type="string">
            <text:p>MK</text:p>
          </table:table-cell>
          <table:table-cell office:value-type="string" calcext:value-type="string">
            <text:p>Macedonia (Former Yugoslav Republic of)</text:p>
          </table:table-cell>
          <table:table-cell office:value-type="string" calcext:value-type="string">
            <text:p>mk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y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Macao (SAR of China)</text:p>
          </table:table-cell>
          <table:table-cell office:value-type="string" calcext:value-type="string">
            <text:p>zh-hant, pt</text:p>
          </table:table-cell>
        </table:table-row>
        <table:table-row table:style-name="ro4">
          <table:table-cell office:value-type="string" calcext:value-type="string">
            <text:p>MP</text:p>
          </table:table-cell>
          <table:table-cell office:value-type="string" calcext:value-type="string">
            <text:p>Northern Mariana Islands</text:p>
          </table:table-cell>
          <table:table-cell office:value-type="string" calcext:value-type="string">
            <text:p>en, ch</text:p>
          </table:table-cell>
        </table:table-row>
        <table:table-row table:style-name="ro1">
          <table:table-cell office:value-type="string" calcext:value-type="string">
            <text:p>MQ</text:p>
          </table:table-cell>
          <table:table-cell office:value-type="string" calcext:value-type="string">
            <text:p>Martinique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ar, fr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ontserrat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mt, en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mfe, fr, en</text:p>
          </table:table-cell>
        </table:table-row>
        <table:table-row table:style-name="ro1">
          <table:table-cell office:value-type="string" calcext:value-type="string">
            <text:p>MV</text:p>
          </table:table-cell>
          <table:table-cell office:value-type="string" calcext:value-type="string">
            <text:p>Maldives</text:p>
          </table:table-cell>
          <table:table-cell office:value-type="string" calcext:value-type="string">
            <text:p>dv</text:p>
          </table:table-cell>
        </table:table-row>
        <table:table-row table:style-name="ro1">
          <table:table-cell office:value-type="string" calcext:value-type="string">
            <text:p>MW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en, ny</text:p>
          </table:table-cell>
        </table:table-row>
        <table:table-row table:style-name="ro1">
          <table:table-cell office:value-type="string" calcext:value-type="string">
            <text:p>MX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MZ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en, sf, de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New Caledonia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Norfolk Island</text:p>
          </table:table-cell>
          <table:table-cell office:value-type="string" calcext:value-type="string">
            <text:p>en, pih</text:p>
          </table:table-cell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The Netherlands</text:p>
          </table:table-cell>
          <table:table-cell office:value-type="string" calcext:value-type="string">
            <text:p>nl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b, nn, no, se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Nauru</text:p>
          </table:table-cell>
          <table:table-cell office:value-type="string" calcext:value-type="string">
            <text:p>na, en</text:p>
          </table:table-cell>
        </table:table-row>
        <table:table-row table:style-name="ro1">
          <table:table-cell office:value-type="string" calcext:value-type="string">
            <text:p>NU</text:p>
          </table:table-cell>
          <table:table-cell office:value-type="string" calcext:value-type="string">
            <text:p>Niue</text:p>
          </table:table-cell>
          <table:table-cell office:value-type="string" calcext:value-type="string">
            <text:p>niu, en</text:p>
          </table:table-cell>
        </table:table-row>
        <table:table-row table:style-name="ro1"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mi, en</text:p>
          </table:table-cell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string" calcext:value-type="string">
            <text:p>PF</text:p>
          </table:table-cell>
          <table:table-cell office:value-type="string" calcext:value-type="string">
            <text:p>French Polynesia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en, tpi, ho</text:p>
          </table:table-cell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en, tl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en, u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l</text:p>
          </table:table-cell>
        </table:table-row>
        <table:table-row table:style-name="ro4">
          <table:table-cell office:value-type="string" calcext:value-type="string">
            <text:p>PM</text:p>
          </table:table-cell>
          <table:table-cell office:value-type="string" calcext:value-type="string">
            <text:p>Saint Pierre and Miquelo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Pitcairn</text:p>
          </table:table-cell>
          <table:table-cell office:value-type="string" calcext:value-type="string">
            <text:p>en, pih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es, en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Palestinian Territory</text:p>
          </table:table-cell>
          <table:table-cell office:value-type="string" calcext:value-type="string">
            <text:p>ar, he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</table:table-row>
        <table:table-row table:style-name="ro4">
          <table:table-cell office:value-type="string" calcext:value-type="string">
            <text:p>PW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en, pau, ja, sov, tox</text:p>
          </table:table-cell>
        </table:table-row>
        <table:table-row table:style-name="ro1">
          <table:table-cell office:value-type="string" calcext:value-type="string">
            <text:p>PY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es, gn</text:p>
          </table:table-cell>
        </table:table-row>
        <table:table-row table:style-name="ro1">
          <table:table-cell office:value-type="string" calcext:value-type="string">
            <text:p>QA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Reunio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o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sr, sr-Latn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rw, fr, en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Seychelles</text:p>
          </table:table-cell>
          <table:table-cell office:value-type="string" calcext:value-type="string">
            <text:p>fr, en, crs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ar, en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v</text:p>
          </table:table-cell>
        </table:table-row>
        <table:table-row table:style-name="ro3">
          <table:table-cell office:value-type="string" calcext:value-type="string">
            <text:p>SG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zh-hans, en, ms, ta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Saint Helena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l</text:p>
          </table:table-cell>
        </table:table-row>
        <table:table-row table:style-name="ro5">
          <table:table-cell office:value-type="string" calcext:value-type="string">
            <text:p>SJ</text:p>
          </table:table-cell>
          <table:table-cell office:value-type="string" calcext:value-type="string">
            <text:p>Svalbard and Jan Maye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k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San Marino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Sénégal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, ar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Suriname</text:p>
          </table:table-cell>
          <table:table-cell office:value-type="string" calcext:value-type="string">
            <text:p>nl</text:p>
          </table:table-cell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São Tomé and Príncipe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SV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es</text:p>
          </table:table-cell>
        </table:table-row>
        <table:table-row table:style-name="ro4">
          <table:table-cell office:value-type="string" calcext:value-type="string">
            <text:p>SX</text:p>
          </table:table-cell>
          <table:table-cell office:value-type="string" calcext:value-type="string">
            <text:p>Saint Martin (Dutch part)</text:p>
          </table:table-cell>
          <table:table-cell office:value-type="string" calcext:value-type="string">
            <text:p>nl, en</text:p>
          </table:table-cell>
        </table:table-row>
        <table:table-row table:style-name="ro1">
          <table:table-cell office:value-type="string" calcext:value-type="string">
            <text:p>SY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office:value-type="string" calcext:value-type="string">
            <text:p>SZ</text:p>
          </table:table-cell>
          <table:table-cell office:value-type="string" calcext:value-type="string">
            <text:p>Swaziland</text:p>
          </table:table-cell>
          <table:table-cell office:value-type="string" calcext:value-type="string">
            <text:p>en, ss</text:p>
          </table:table-cell>
        </table:table-row>
        <table:table-row table:style-name="ro4">
          <table:table-cell office:value-type="string" calcext:value-type="string">
            <text:p>TC</text:p>
          </table:table-cell>
          <table:table-cell office:value-type="string" calcext:value-type="string">
            <text:p>Turks and Caicos Island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fr, ar</text:p>
          </table:table-cell>
        </table:table-row>
        <table:table-row table:style-name="ro4">
          <table:table-cell office:value-type="string" calcext:value-type="string">
            <text:p>TF</text:p>
          </table:table-cell>
          <table:table-cell office:value-type="string" calcext:value-type="string">
            <text:p>French Southern and Antarctic Lands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G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TJ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tg, ru</text:p>
          </table:table-cell>
        </table:table-row>
        <table:table-row table:style-name="ro1">
          <table:table-cell office:value-type="string" calcext:value-type="string">
            <text:p>TK</text:p>
          </table:table-cell>
          <table:table-cell office:value-type="string" calcext:value-type="string">
            <text:p>Tokelau</text:p>
          </table:table-cell>
          <table:table-cell office:value-type="string" calcext:value-type="string">
            <text:p>tkl, en, sm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Timor-Leste</text:p>
          </table:table-cell>
          <table:table-cell office:value-type="string" calcext:value-type="string">
            <text:p>pt, tet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Turkmenistan</text:p>
          </table:table-cell>
          <table:table-cell office:value-type="string" calcext:value-type="string">
            <text:p>tk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ar, fr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nga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r</text:p>
          </table:table-cell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Trinidad and Tobago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TV</text:p>
          </table:table-cell>
          <table:table-cell office:value-type="string" calcext:value-type="string">
            <text:p>Tuvalu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TW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zh-hant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sw, en</text:p>
          </table:table-cell>
        </table:table-row>
        <table:table-row table:style-name="ro1">
          <table:table-cell office:value-type="string" calcext:value-type="string">
            <text:p>UA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 office:value-type="string" calcext:value-type="string">
            <text:p>UG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n, sw</text:p>
          </table:table-cell>
        </table:table-row>
        <table:table-row table:style-name="ro4">
          <table:table-cell office:value-type="string" calcext:value-type="string">
            <text:p>UM</text:p>
          </table:table-cell>
          <table:table-cell office:value-type="string" calcext:value-type="string">
            <text:p>United States Minor Outlying Island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UY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string" calcext:value-type="string">
            <text:p>UZ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uz, kaa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City of the Vatican</text:p>
          </table:table-cell>
          <table:table-cell office:value-type="string" calcext:value-type="string">
            <text:p>it</text:p>
          </table:table-cell>
        </table:table-row>
        <table:table-row table:style-name="ro4">
          <table:table-cell office:value-type="string" calcext:value-type="string">
            <text:p>VC</text:p>
          </table:table-cell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string" calcext:value-type="string">
            <text:p>VG</text:p>
          </table:table-cell>
          <table:table-cell office:value-type="string" calcext:value-type="string">
            <text:p>British Virgin Islands</text:p>
          </table:table-cell>
          <table:table-cell office:value-type="string" calcext:value-type="string">
            <text:p>en</text:p>
          </table:table-cell>
        </table:table-row>
        <table:table-row table:style-name="ro4">
          <table:table-cell office:value-type="string" calcext:value-type="string">
            <text:p>VI</text:p>
          </table:table-cell>
          <table:table-cell office:value-type="string" calcext:value-type="string">
            <text:p>United States Virgin Island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VN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i</text:p>
          </table:table-cell>
        </table:table-row>
        <table:table-row table:style-name="ro1">
          <table:table-cell office:value-type="string" calcext:value-type="string">
            <text:p>VU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bi, en, fr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Wallis and Futuna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WS</text:p>
          </table:table-cell>
          <table:table-cell office:value-type="string" calcext:value-type="string">
            <text:p>Samoa</text:p>
          </table:table-cell>
          <table:table-cell office:value-type="string" calcext:value-type="string">
            <text:p>sm, en</text:p>
          </table:table-cell>
        </table:table-row>
        <table:table-row table:style-name="ro1">
          <table:table-cell office:value-type="string" calcext:value-type="string">
            <text:p>YE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office:value-type="string" calcext:value-type="string">
            <text:p>YT</text:p>
          </table:table-cell>
          <table:table-cell office:value-type="string" calcext:value-type="string">
            <text:p>Mayotte</text:p>
          </table:table-cell>
          <table:table-cell office:value-type="string" calcext:value-type="string">
            <text:p>fr</text:p>
          </table:table-cell>
        </table:table-row>
        <table:table-row table:style-name="ro4"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en, af, st, tn, xh, zu</text:p>
          </table:table-cell>
        </table:table-row>
        <table:table-row table:style-name="ro1">
          <table:table-cell office:value-type="string" calcext:value-type="string">
            <text:p>ZM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ZW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en, sn, nd</text:p>
          </table:table-cell>
        </table:table-row>
      </table:table>
      <table:table table:name="Sheet2" table:style-name="ta1">
        <table:table-column table:style-name="co5" table:default-cell-style-name="ce1"/>
        <table:table-column table:style-name="co6" table:default-cell-style-name="ce1"/>
        <table:table-row table:style-name="ro1">
          <table:table-cell table:style-name="Default" office:value-type="string" calcext:value-type="string">
            <text:p>Language_name</text:p>
          </table:table-cell>
          <table:table-cell table:style-name="Default" office:value-type="string" calcext:value-type="string">
            <text:p>Language_code_2ch</text:p>
          </table:table-cell>
        </table:table-row>
        <table:table-row table:style-name="ro1">
          <table:table-cell office:value-type="string" calcext:value-type="string">
            <text:p><text:a xlink:href="https://en.wikipedia.org/wiki/Abkhazian_language" xlink:type="simple">Abkhazian</text:a></text:p>
          </table:table-cell>
          <table:table-cell office:value-type="string" calcext:value-type="string">
            <text:p><text:a xlink:href="https://www.loc.gov/standards/iso639-2/php/langcodes_name.php?iso_639_1=ab" xlink:type="simple">ab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far_language" xlink:type="simple">Afar</text:a></text:p>
          </table:table-cell>
          <table:table-cell office:value-type="string" calcext:value-type="string">
            <text:p><text:a xlink:href="https://www.loc.gov/standards/iso639-2/php/langcodes_name.php?iso_639_1=aa" xlink:type="simple">a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frikaans_language" xlink:type="simple">Afrikaans</text:a></text:p>
          </table:table-cell>
          <table:table-cell office:value-type="string" calcext:value-type="string">
            <text:p><text:a xlink:href="https://www.loc.gov/standards/iso639-2/php/langcodes_name.php?iso_639_1=af" xlink:type="simple">af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kan_language" xlink:type="simple">Akan</text:a></text:p>
          </table:table-cell>
          <table:table-cell office:value-type="string" calcext:value-type="string">
            <text:p><text:a xlink:href="https://www.loc.gov/standards/iso639-2/php/langcodes_name.php?iso_639_1=ak" xlink:type="simple">ak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lbanian_language" xlink:type="simple">Albanian</text:a></text:p>
          </table:table-cell>
          <table:table-cell office:value-type="string" calcext:value-type="string">
            <text:p><text:a xlink:href="https://www.loc.gov/standards/iso639-2/php/langcodes_name.php?iso_639_1=sq" xlink:type="simple">sq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mharic_language" xlink:type="simple">Amharic</text:a></text:p>
          </table:table-cell>
          <table:table-cell office:value-type="string" calcext:value-type="string">
            <text:p><text:a xlink:href="https://www.loc.gov/standards/iso639-2/php/langcodes_name.php?iso_639_1=am" xlink:type="simple">a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abic_language" xlink:type="simple">Arabic</text:a></text:p>
          </table:table-cell>
          <table:table-cell office:value-type="string" calcext:value-type="string">
            <text:p><text:a xlink:href="https://www.loc.gov/standards/iso639-2/php/langcodes_name.php?iso_639_1=ar" xlink:type="simple">a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agonese_language" xlink:type="simple">Aragonese</text:a></text:p>
          </table:table-cell>
          <table:table-cell office:value-type="string" calcext:value-type="string">
            <text:p><text:a xlink:href="https://www.loc.gov/standards/iso639-2/php/langcodes_name.php?iso_639_1=an" xlink:type="simple">a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menian_language" xlink:type="simple">Armenian</text:a></text:p>
          </table:table-cell>
          <table:table-cell office:value-type="string" calcext:value-type="string">
            <text:p><text:a xlink:href="https://www.loc.gov/standards/iso639-2/php/langcodes_name.php?iso_639_1=hy" xlink:type="simple">h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ssamese_language" xlink:type="simple">Assamese</text:a></text:p>
          </table:table-cell>
          <table:table-cell office:value-type="string" calcext:value-type="string">
            <text:p><text:a xlink:href="https://www.loc.gov/standards/iso639-2/php/langcodes_name.php?iso_639_1=as" xlink:type="simple">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var_language" xlink:type="simple">Avaric</text:a></text:p>
          </table:table-cell>
          <table:table-cell office:value-type="string" calcext:value-type="string">
            <text:p><text:a xlink:href="https://www.loc.gov/standards/iso639-2/php/langcodes_name.php?iso_639_1=av" xlink:type="simple">av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vestan_language" xlink:type="simple">Avestan</text:a></text:p>
          </table:table-cell>
          <table:table-cell office:value-type="string" calcext:value-type="string">
            <text:p><text:a xlink:href="https://www.loc.gov/standards/iso639-2/php/langcodes_name.php?iso_639_1=ae" xlink:type="simple">a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ymara_language" xlink:type="simple">Aymara</text:a></text:p>
          </table:table-cell>
          <table:table-cell office:value-type="string" calcext:value-type="string">
            <text:p><text:a xlink:href="https://www.loc.gov/standards/iso639-2/php/langcodes_name.php?iso_639_1=ay" xlink:type="simple">a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zerbaijani_language" xlink:type="simple">Azerbaijani</text:a></text:p>
          </table:table-cell>
          <table:table-cell office:value-type="string" calcext:value-type="string">
            <text:p><text:a xlink:href="https://www.loc.gov/standards/iso639-2/php/langcodes_name.php?iso_639_1=az" xlink:type="simple">az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mbara_language" xlink:type="simple">Bambara</text:a></text:p>
          </table:table-cell>
          <table:table-cell office:value-type="string" calcext:value-type="string">
            <text:p><text:a xlink:href="https://www.loc.gov/standards/iso639-2/php/langcodes_name.php?iso_639_1=bm" xlink:type="simple">b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shkir_language" xlink:type="simple">Bashkir</text:a></text:p>
          </table:table-cell>
          <table:table-cell office:value-type="string" calcext:value-type="string">
            <text:p><text:a xlink:href="https://www.loc.gov/standards/iso639-2/php/langcodes_name.php?iso_639_1=ba" xlink:type="simple">b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sque_language" xlink:type="simple">Basque</text:a></text:p>
          </table:table-cell>
          <table:table-cell office:value-type="string" calcext:value-type="string">
            <text:p><text:a xlink:href="https://www.loc.gov/standards/iso639-2/php/langcodes_name.php?iso_639_1=eu" xlink:type="simple">eu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larusian_language" xlink:type="simple">Belarusian</text:a></text:p>
          </table:table-cell>
          <table:table-cell office:value-type="string" calcext:value-type="string">
            <text:p><text:a xlink:href="https://www.loc.gov/standards/iso639-2/php/langcodes_name.php?iso_639_1=be" xlink:type="simple">b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ngali_language" xlink:type="simple">Bengali</text:a></text:p>
          </table:table-cell>
          <table:table-cell office:value-type="string" calcext:value-type="string">
            <text:p><text:a xlink:href="https://www.loc.gov/standards/iso639-2/php/langcodes_name.php?iso_639_1=bn" xlink:type="simple">b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hari_languages" xlink:type="simple">Bihari languages</text:a></text:p>
          </table:table-cell>
          <table:table-cell office:value-type="string" calcext:value-type="string">
            <text:p><text:a xlink:href="https://www.loc.gov/standards/iso639-2/php/langcodes_name.php?iso_639_1=bh" xlink:type="simple">bh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slama_language" xlink:type="simple">Bislama</text:a></text:p>
          </table:table-cell>
          <table:table-cell office:value-type="string" calcext:value-type="string">
            <text:p><text:a xlink:href="https://www.loc.gov/standards/iso639-2/php/langcodes_name.php?iso_639_1=bi" xlink:type="simple">bi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snian_language" xlink:type="simple">Bosnian</text:a></text:p>
          </table:table-cell>
          <table:table-cell office:value-type="string" calcext:value-type="string">
            <text:p><text:a xlink:href="https://www.loc.gov/standards/iso639-2/php/langcodes_name.php?iso_639_1=bs" xlink:type="simple">b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eton_language" xlink:type="simple">Breton</text:a></text:p>
          </table:table-cell>
          <table:table-cell office:value-type="string" calcext:value-type="string">
            <text:p><text:a xlink:href="https://www.loc.gov/standards/iso639-2/php/langcodes_name.php?iso_639_1=br" xlink:type="simple">b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ulgarian_language" xlink:type="simple">Bulgarian</text:a></text:p>
          </table:table-cell>
          <table:table-cell office:value-type="string" calcext:value-type="string">
            <text:p><text:a xlink:href="https://www.loc.gov/standards/iso639-2/php/langcodes_name.php?iso_639_1=bg" xlink:type="simple">b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urmese_language" xlink:type="simple">Burmese</text:a></text:p>
          </table:table-cell>
          <table:table-cell office:value-type="string" calcext:value-type="string">
            <text:p><text:a xlink:href="https://www.loc.gov/standards/iso639-2/php/langcodes_name.php?iso_639_1=my" xlink:type="simple">m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talan_language" xlink:type="simple">Catalan</text:a>, Valencian</text:p>
          </table:table-cell>
          <table:table-cell office:value-type="string" calcext:value-type="string">
            <text:p><text:a xlink:href="https://www.loc.gov/standards/iso639-2/php/langcodes_name.php?iso_639_1=ca" xlink:type="simple">c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entral_Khmer_language" xlink:type="simple">Central Khmer</text:a></text:p>
          </table:table-cell>
          <table:table-cell office:value-type="string" calcext:value-type="string">
            <text:p><text:a xlink:href="https://www.loc.gov/standards/iso639-2/php/langcodes_name.php?iso_639_1=km" xlink:type="simple">k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amorro_language" xlink:type="simple">Chamorro</text:a></text:p>
          </table:table-cell>
          <table:table-cell office:value-type="string" calcext:value-type="string">
            <text:p><text:a xlink:href="https://www.loc.gov/standards/iso639-2/php/langcodes_name.php?iso_639_1=ch" xlink:type="simple">ch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chen_language" xlink:type="simple">Chechen</text:a></text:p>
          </table:table-cell>
          <table:table-cell office:value-type="string" calcext:value-type="string">
            <text:p><text:a xlink:href="https://www.loc.gov/standards/iso639-2/php/langcodes_name.php?iso_639_1=ce" xlink:type="simple">ce</text:a></text:p>
          </table:table-cell>
        </table:table-row>
        <table:table-row table:style-name="ro6">
          <table:table-cell office:value-type="string" calcext:value-type="string">
            <text:p><text:a xlink:href="https://en.wikipedia.org/wiki/Chichewa_language" xlink:type="simple">Chichewa</text:a>, Chewa, Nyanja</text:p>
          </table:table-cell>
          <table:table-cell office:value-type="string" calcext:value-type="string">
            <text:p><text:a xlink:href="https://www.loc.gov/standards/iso639-2/php/langcodes_name.php?iso_639_1=ny" xlink:type="simple">n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inese_language" xlink:type="simple">Chinese</text:a></text:p>
          </table:table-cell>
          <table:table-cell office:value-type="string" calcext:value-type="string">
            <text:p><text:a xlink:href="https://www.loc.gov/standards/iso639-2/php/langcodes_name.php?iso_639_1=zh" xlink:type="simple">zh</text:a></text:p>
          </table:table-cell>
        </table:table-row>
        <table:table-row table:style-name="ro7">
          <table:table-cell office:value-type="string" calcext:value-type="string">
            <text:p><text:a xlink:href="https://en.wikipedia.org/wiki/Church_Slavic" xlink:type="simple">Church Slavic</text:a>, Church Slavonic, <text:a xlink:href="https://en.wikipedia.org/wiki/Old_Church_Slavonic" xlink:type="simple">Old Church Slavonic</text:a>, Old Slavonic, <text:a xlink:href="https://en.wikipedia.org/wiki/Old_Bulgarian" xlink:type="simple">Old Bulgarian</text:a></text:p>
          </table:table-cell>
          <table:table-cell office:value-type="string" calcext:value-type="string">
            <text:p><text:a xlink:href="https://www.loc.gov/standards/iso639-2/php/langcodes_name.php?iso_639_1=cu" xlink:type="simple">cu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uvash_language" xlink:type="simple">Chuvash</text:a></text:p>
          </table:table-cell>
          <table:table-cell office:value-type="string" calcext:value-type="string">
            <text:p><text:a xlink:href="https://www.loc.gov/standards/iso639-2/php/langcodes_name.php?iso_639_1=cv" xlink:type="simple">cv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rnish_language" xlink:type="simple">Cornish</text:a></text:p>
          </table:table-cell>
          <table:table-cell office:value-type="string" calcext:value-type="string">
            <text:p><text:a xlink:href="https://www.loc.gov/standards/iso639-2/php/langcodes_name.php?iso_639_1=kw" xlink:type="simple">kw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rsican_language" xlink:type="simple">Corsican</text:a></text:p>
          </table:table-cell>
          <table:table-cell office:value-type="string" calcext:value-type="string">
            <text:p><text:a xlink:href="https://www.loc.gov/standards/iso639-2/php/langcodes_name.php?iso_639_1=co" xlink:type="simple">co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ee_language" xlink:type="simple">Cree</text:a></text:p>
          </table:table-cell>
          <table:table-cell office:value-type="string" calcext:value-type="string">
            <text:p><text:a xlink:href="https://www.loc.gov/standards/iso639-2/php/langcodes_name.php?iso_639_1=cr" xlink:type="simple">c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oatian_language" xlink:type="simple">Croatian</text:a></text:p>
          </table:table-cell>
          <table:table-cell office:value-type="string" calcext:value-type="string">
            <text:p><text:a xlink:href="https://www.loc.gov/standards/iso639-2/php/langcodes_name.php?iso_639_1=hr" xlink:type="simple">h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zech_language" xlink:type="simple">Czech</text:a></text:p>
          </table:table-cell>
          <table:table-cell office:value-type="string" calcext:value-type="string">
            <text:p><text:a xlink:href="https://www.loc.gov/standards/iso639-2/php/langcodes_name.php?iso_639_1=cs" xlink:type="simple">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anish_language" xlink:type="simple">Danish</text:a></text:p>
          </table:table-cell>
          <table:table-cell office:value-type="string" calcext:value-type="string">
            <text:p><text:a xlink:href="https://www.loc.gov/standards/iso639-2/php/langcodes_name.php?iso_639_1=da" xlink:type="simple">da</text:a></text:p>
          </table:table-cell>
        </table:table-row>
        <table:table-row table:style-name="ro6">
          <table:table-cell office:value-type="string" calcext:value-type="string">
            <text:p><text:a xlink:href="https://en.wikipedia.org/wiki/Dhivehi_language" xlink:type="simple">Divehi</text:a>, Dhivehi, Maldivian</text:p>
          </table:table-cell>
          <table:table-cell office:value-type="string" calcext:value-type="string">
            <text:p><text:a xlink:href="https://www.loc.gov/standards/iso639-2/php/langcodes_name.php?iso_639_1=dv" xlink:type="simple">dv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utch_language" xlink:type="simple">Dutch</text:a>, Flemish</text:p>
          </table:table-cell>
          <table:table-cell office:value-type="string" calcext:value-type="string">
            <text:p><text:a xlink:href="https://www.loc.gov/standards/iso639-2/php/langcodes_name.php?iso_639_1=nl" xlink:type="simple">n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zongkha_language" xlink:type="simple">Dzongkha</text:a></text:p>
          </table:table-cell>
          <table:table-cell office:value-type="string" calcext:value-type="string">
            <text:p><text:a xlink:href="https://www.loc.gov/standards/iso639-2/php/langcodes_name.php?iso_639_1=dz" xlink:type="simple">dz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nglish_language" xlink:type="simple">English</text:a></text:p>
          </table:table-cell>
          <table:table-cell office:value-type="string" calcext:value-type="string">
            <text:p><text:a xlink:href="https://www.loc.gov/standards/iso639-2/php/langcodes_name.php?iso_639_1=en" xlink:type="simple">e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speranto" xlink:type="simple">Esperanto</text:a></text:p>
          </table:table-cell>
          <table:table-cell office:value-type="string" calcext:value-type="string">
            <text:p><text:a xlink:href="https://www.loc.gov/standards/iso639-2/php/langcodes_name.php?iso_639_1=eo" xlink:type="simple">eo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stonian_language" xlink:type="simple">Estonian</text:a></text:p>
          </table:table-cell>
          <table:table-cell office:value-type="string" calcext:value-type="string">
            <text:p><text:a xlink:href="https://www.loc.gov/standards/iso639-2/php/langcodes_name.php?iso_639_1=et" xlink:type="simple">et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we_language" xlink:type="simple">Ewe</text:a></text:p>
          </table:table-cell>
          <table:table-cell office:value-type="string" calcext:value-type="string">
            <text:p><text:a xlink:href="https://www.loc.gov/standards/iso639-2/php/langcodes_name.php?iso_639_1=ee" xlink:type="simple">e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roese_language" xlink:type="simple">Faroese</text:a></text:p>
          </table:table-cell>
          <table:table-cell office:value-type="string" calcext:value-type="string">
            <text:p><text:a xlink:href="https://www.loc.gov/standards/iso639-2/php/langcodes_name.php?iso_639_1=fo" xlink:type="simple">fo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jian_language" xlink:type="simple">Fijian</text:a></text:p>
          </table:table-cell>
          <table:table-cell office:value-type="string" calcext:value-type="string">
            <text:p><text:a xlink:href="https://www.loc.gov/standards/iso639-2/php/langcodes_name.php?iso_639_1=fj" xlink:type="simple">fj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lipino_language" xlink:type="simple">Filipino</text:a></text:p>
          </table:table-cell>
          <table:table-cell office:value-type="string" calcext:value-type="string">
            <text:p><text:a xlink:href="https://www.loc.gov/standards/iso639-2/php/langcodes_name.php?iso_639_1=" xlink:type="simple">f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nnish_language" xlink:type="simple">Finnish</text:a></text:p>
          </table:table-cell>
          <table:table-cell office:value-type="string" calcext:value-type="string">
            <text:p><text:a xlink:href="https://www.loc.gov/standards/iso639-2/php/langcodes_name.php?iso_639_1=fi" xlink:type="simple">fi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ench_language" xlink:type="simple">French</text:a></text:p>
          </table:table-cell>
          <table:table-cell office:value-type="string" calcext:value-type="string">
            <text:p><text:a xlink:href="https://www.loc.gov/standards/iso639-2/php/langcodes_name.php?iso_639_1=fr" xlink:type="simple">f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lah_language" xlink:type="simple">Fulah</text:a></text:p>
          </table:table-cell>
          <table:table-cell office:value-type="string" calcext:value-type="string">
            <text:p><text:a xlink:href="https://www.loc.gov/standards/iso639-2/php/langcodes_name.php?iso_639_1=ff" xlink:type="simple">ff</text:a></text:p>
          </table:table-cell>
        </table:table-row>
        <table:table-row table:style-name="ro6">
          <table:table-cell office:value-type="string" calcext:value-type="string">
            <text:p><text:a xlink:href="https://en.wikipedia.org/wiki/Gaelic_language" xlink:type="simple">Gaelic</text:a>, Scottish Gaelic</text:p>
          </table:table-cell>
          <table:table-cell office:value-type="string" calcext:value-type="string">
            <text:p><text:a xlink:href="https://www.loc.gov/standards/iso639-2/php/langcodes_name.php?iso_639_1=gd" xlink:type="simple">gd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lician_language" xlink:type="simple">Galician</text:a></text:p>
          </table:table-cell>
          <table:table-cell office:value-type="string" calcext:value-type="string">
            <text:p><text:a xlink:href="https://www.loc.gov/standards/iso639-2/php/langcodes_name.php?iso_639_1=gl" xlink:type="simple">g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nda_language" xlink:type="simple">Ganda</text:a></text:p>
          </table:table-cell>
          <table:table-cell office:value-type="string" calcext:value-type="string">
            <text:p><text:a xlink:href="https://www.loc.gov/standards/iso639-2/php/langcodes_name.php?iso_639_1=lg" xlink:type="simple">l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eorgian_language" xlink:type="simple">Georgian</text:a></text:p>
          </table:table-cell>
          <table:table-cell office:value-type="string" calcext:value-type="string">
            <text:p><text:a xlink:href="https://www.loc.gov/standards/iso639-2/php/langcodes_name.php?iso_639_1=ka" xlink:type="simple">k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erman_language" xlink:type="simple">German</text:a></text:p>
          </table:table-cell>
          <table:table-cell office:value-type="string" calcext:value-type="string">
            <text:p><text:a xlink:href="https://www.loc.gov/standards/iso639-2/php/langcodes_name.php?iso_639_1=de" xlink:type="simple">d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eek_language" xlink:type="simple">Greek</text:a> (modern)</text:p>
          </table:table-cell>
          <table:table-cell office:value-type="string" calcext:value-type="string">
            <text:p><text:a xlink:href="https://www.loc.gov/standards/iso639-2/php/langcodes_name.php?iso_639_1=el" xlink:type="simple">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uaraní_language" xlink:type="simple">Guaraní</text:a></text:p>
          </table:table-cell>
          <table:table-cell office:value-type="string" calcext:value-type="string">
            <text:p><text:a xlink:href="https://www.loc.gov/standards/iso639-2/php/langcodes_name.php?iso_639_1=gn" xlink:type="simple">g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ujarati_language" xlink:type="simple">Gujarati</text:a></text:p>
          </table:table-cell>
          <table:table-cell office:value-type="string" calcext:value-type="string">
            <text:p><text:a xlink:href="https://www.loc.gov/standards/iso639-2/php/langcodes_name.php?iso_639_1=gu" xlink:type="simple">gu</text:a></text:p>
          </table:table-cell>
        </table:table-row>
        <table:table-row table:style-name="ro6">
          <table:table-cell office:value-type="string" calcext:value-type="string">
            <text:p><text:a xlink:href="https://en.wikipedia.org/wiki/Haitian_Creole_language" xlink:type="simple">Haitian</text:a>, Haitian Creole</text:p>
          </table:table-cell>
          <table:table-cell office:value-type="string" calcext:value-type="string">
            <text:p><text:a xlink:href="https://www.loc.gov/standards/iso639-2/php/langcodes_name.php?iso_639_1=ht" xlink:type="simple">ht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usa_language" xlink:type="simple">Hausa</text:a></text:p>
          </table:table-cell>
          <table:table-cell office:value-type="string" calcext:value-type="string">
            <text:p><text:a xlink:href="https://www.loc.gov/standards/iso639-2/php/langcodes_name.php?iso_639_1=ha" xlink:type="simple">h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brew_language" xlink:type="simple">Hebrew</text:a> (modern)</text:p>
          </table:table-cell>
          <table:table-cell office:value-type="string" calcext:value-type="string">
            <text:p><text:a xlink:href="https://www.loc.gov/standards/iso639-2/php/langcodes_name.php?iso_639_1=he" xlink:type="simple">h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rero_language" xlink:type="simple">Herero</text:a></text:p>
          </table:table-cell>
          <table:table-cell office:value-type="string" calcext:value-type="string">
            <text:p><text:a xlink:href="https://www.loc.gov/standards/iso639-2/php/langcodes_name.php?iso_639_1=hz" xlink:type="simple">hz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ndi" xlink:type="simple">Hindi</text:a></text:p>
          </table:table-cell>
          <table:table-cell office:value-type="string" calcext:value-type="string">
            <text:p><text:a xlink:href="https://www.loc.gov/standards/iso639-2/php/langcodes_name.php?iso_639_1=hi" xlink:type="simple">hi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ri_Motu_language" xlink:type="simple">Hiri Motu</text:a></text:p>
          </table:table-cell>
          <table:table-cell office:value-type="string" calcext:value-type="string">
            <text:p><text:a xlink:href="https://www.loc.gov/standards/iso639-2/php/langcodes_name.php?iso_639_1=ho" xlink:type="simple">ho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ungarian_language" xlink:type="simple">Hungarian</text:a></text:p>
          </table:table-cell>
          <table:table-cell office:value-type="string" calcext:value-type="string">
            <text:p><text:a xlink:href="https://www.loc.gov/standards/iso639-2/php/langcodes_name.php?iso_639_1=hu" xlink:type="simple">hu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celandic_language" xlink:type="simple">Icelandic</text:a></text:p>
          </table:table-cell>
          <table:table-cell office:value-type="string" calcext:value-type="string">
            <text:p><text:a xlink:href="https://www.loc.gov/standards/iso639-2/php/langcodes_name.php?iso_639_1=is" xlink:type="simple">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do_(language)" xlink:type="simple">Ido</text:a></text:p>
          </table:table-cell>
          <table:table-cell office:value-type="string" calcext:value-type="string">
            <text:p><text:a xlink:href="https://www.loc.gov/standards/iso639-2/php/langcodes_name.php?iso_639_1=io" xlink:type="simple">io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gbo_language" xlink:type="simple">Igbo</text:a></text:p>
          </table:table-cell>
          <table:table-cell office:value-type="string" calcext:value-type="string">
            <text:p><text:a xlink:href="https://www.loc.gov/standards/iso639-2/php/langcodes_name.php?iso_639_1=ig" xlink:type="simple">i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donesian_language" xlink:type="simple">Indonesian</text:a></text:p>
          </table:table-cell>
          <table:table-cell office:value-type="string" calcext:value-type="string">
            <text:p><text:a xlink:href="https://www.loc.gov/standards/iso639-2/php/langcodes_name.php?iso_639_1=id" xlink:type="simple">id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terlingua" xlink:type="simple">Interlingua</text:a></text:p>
          </table:table-cell>
          <table:table-cell office:value-type="string" calcext:value-type="string">
            <text:p><text:a xlink:href="https://www.loc.gov/standards/iso639-2/php/langcodes_name.php?iso_639_1=ia" xlink:type="simple">i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terlingue_language" xlink:type="simple">Interlingue</text:a></text:p>
          </table:table-cell>
          <table:table-cell office:value-type="string" calcext:value-type="string">
            <text:p><text:a xlink:href="https://www.loc.gov/standards/iso639-2/php/langcodes_name.php?iso_639_1=ie" xlink:type="simple">i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uktitut" xlink:type="simple">Inuktitut</text:a></text:p>
          </table:table-cell>
          <table:table-cell office:value-type="string" calcext:value-type="string">
            <text:p><text:a xlink:href="https://www.loc.gov/standards/iso639-2/php/langcodes_name.php?iso_639_1=iu" xlink:type="simple">iu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upiaq_language" xlink:type="simple">Inupiaq</text:a></text:p>
          </table:table-cell>
          <table:table-cell office:value-type="string" calcext:value-type="string">
            <text:p><text:a xlink:href="https://www.loc.gov/standards/iso639-2/php/langcodes_name.php?iso_639_1=ik" xlink:type="simple">ik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rish_language" xlink:type="simple">Irish</text:a></text:p>
          </table:table-cell>
          <table:table-cell office:value-type="string" calcext:value-type="string">
            <text:p><text:a xlink:href="https://www.loc.gov/standards/iso639-2/php/langcodes_name.php?iso_639_1=ga" xlink:type="simple">g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talian_language" xlink:type="simple">Italian</text:a></text:p>
          </table:table-cell>
          <table:table-cell office:value-type="string" calcext:value-type="string">
            <text:p><text:a xlink:href="https://www.loc.gov/standards/iso639-2/php/langcodes_name.php?iso_639_1=it" xlink:type="simple">it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panese_language" xlink:type="simple">Japanese</text:a></text:p>
          </table:table-cell>
          <table:table-cell office:value-type="string" calcext:value-type="string">
            <text:p><text:a xlink:href="https://www.loc.gov/standards/iso639-2/php/langcodes_name.php?iso_639_1=ja" xlink:type="simple">j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vanese_language" xlink:type="simple">Javanese</text:a></text:p>
          </table:table-cell>
          <table:table-cell office:value-type="string" calcext:value-type="string">
            <text:p><text:a xlink:href="https://www.loc.gov/standards/iso639-2/php/langcodes_name.php?iso_639_1=jv" xlink:type="simple">jv</text:a></text:p>
          </table:table-cell>
        </table:table-row>
        <table:table-row table:style-name="ro6">
          <table:table-cell office:value-type="string" calcext:value-type="string">
            <text:p><text:a xlink:href="https://en.wikipedia.org/wiki/Greenlandic_language" xlink:type="simple">Kalaallisut</text:a>, Greenlandic</text:p>
          </table:table-cell>
          <table:table-cell office:value-type="string" calcext:value-type="string">
            <text:p><text:a xlink:href="https://www.loc.gov/standards/iso639-2/php/langcodes_name.php?iso_639_1=kl" xlink:type="simple">k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nnada_language" xlink:type="simple">Kannada</text:a></text:p>
          </table:table-cell>
          <table:table-cell office:value-type="string" calcext:value-type="string">
            <text:p><text:a xlink:href="https://www.loc.gov/standards/iso639-2/php/langcodes_name.php?iso_639_1=kn" xlink:type="simple">k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nuri_language" xlink:type="simple">Kanuri</text:a></text:p>
          </table:table-cell>
          <table:table-cell office:value-type="string" calcext:value-type="string">
            <text:p><text:a xlink:href="https://www.loc.gov/standards/iso639-2/php/langcodes_name.php?iso_639_1=kr" xlink:type="simple">k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shmiri_language" xlink:type="simple">Kashmiri</text:a></text:p>
          </table:table-cell>
          <table:table-cell office:value-type="string" calcext:value-type="string">
            <text:p><text:a xlink:href="https://www.loc.gov/standards/iso639-2/php/langcodes_name.php?iso_639_1=ks" xlink:type="simple">k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zakh_language" xlink:type="simple">Kazakh</text:a></text:p>
          </table:table-cell>
          <table:table-cell office:value-type="string" calcext:value-type="string">
            <text:p><text:a xlink:href="https://www.loc.gov/standards/iso639-2/php/langcodes_name.php?iso_639_1=kk" xlink:type="simple">kk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ikuyu_language" xlink:type="simple">Kikuyu</text:a>, Gikuyu</text:p>
          </table:table-cell>
          <table:table-cell office:value-type="string" calcext:value-type="string">
            <text:p><text:a xlink:href="https://www.loc.gov/standards/iso639-2/php/langcodes_name.php?iso_639_1=ki" xlink:type="simple">ki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inyarwanda" xlink:type="simple">Kinyarwanda</text:a></text:p>
          </table:table-cell>
          <table:table-cell office:value-type="string" calcext:value-type="string">
            <text:p><text:a xlink:href="https://www.loc.gov/standards/iso639-2/php/langcodes_name.php?iso_639_1=rw" xlink:type="simple">rw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irghiz_language" xlink:type="simple">Kirghiz</text:a>, Kyrgyz</text:p>
          </table:table-cell>
          <table:table-cell office:value-type="string" calcext:value-type="string">
            <text:p><text:a xlink:href="https://www.loc.gov/standards/iso639-2/php/langcodes_name.php?iso_639_1=ky" xlink:type="simple">k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omi_language" xlink:type="simple">Komi</text:a></text:p>
          </table:table-cell>
          <table:table-cell office:value-type="string" calcext:value-type="string">
            <text:p><text:a xlink:href="https://www.loc.gov/standards/iso639-2/php/langcodes_name.php?iso_639_1=kv" xlink:type="simple">kv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ongo_language" xlink:type="simple">Kongo</text:a></text:p>
          </table:table-cell>
          <table:table-cell office:value-type="string" calcext:value-type="string">
            <text:p><text:a xlink:href="https://www.loc.gov/standards/iso639-2/php/langcodes_name.php?iso_639_1=kg" xlink:type="simple">k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orean_language" xlink:type="simple">Korean</text:a></text:p>
          </table:table-cell>
          <table:table-cell office:value-type="string" calcext:value-type="string">
            <text:p><text:a xlink:href="https://www.loc.gov/standards/iso639-2/php/langcodes_name.php?iso_639_1=ko" xlink:type="simple">ko</text:a></text:p>
          </table:table-cell>
        </table:table-row>
        <table:table-row table:style-name="ro6">
          <table:table-cell office:value-type="string" calcext:value-type="string">
            <text:p><text:a xlink:href="https://en.wikipedia.org/wiki/Kuanyama_language" xlink:type="simple">Kuanyama</text:a>, Kwanyama</text:p>
          </table:table-cell>
          <table:table-cell office:value-type="string" calcext:value-type="string">
            <text:p><text:a xlink:href="https://www.loc.gov/standards/iso639-2/php/langcodes_name.php?iso_639_1=kj" xlink:type="simple">kj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urdish_language" xlink:type="simple">Kurdish</text:a></text:p>
          </table:table-cell>
          <table:table-cell office:value-type="string" calcext:value-type="string">
            <text:p><text:a xlink:href="https://www.loc.gov/standards/iso639-2/php/langcodes_name.php?iso_639_1=ku" xlink:type="simple">ku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o_language" xlink:type="simple">Lao</text:a></text:p>
          </table:table-cell>
          <table:table-cell office:value-type="string" calcext:value-type="string">
            <text:p><text:a xlink:href="https://www.loc.gov/standards/iso639-2/php/langcodes_name.php?iso_639_1=lo" xlink:type="simple">lo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tin" xlink:type="simple">Latin</text:a></text:p>
          </table:table-cell>
          <table:table-cell office:value-type="string" calcext:value-type="string">
            <text:p><text:a xlink:href="https://www.loc.gov/standards/iso639-2/php/langcodes_name.php?iso_639_1=la" xlink:type="simple">l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tvian_language" xlink:type="simple">Latvian</text:a></text:p>
          </table:table-cell>
          <table:table-cell office:value-type="string" calcext:value-type="string">
            <text:p><text:a xlink:href="https://www.loc.gov/standards/iso639-2/php/langcodes_name.php?iso_639_1=lv" xlink:type="simple">lv</text:a></text:p>
          </table:table-cell>
        </table:table-row>
        <table:table-row table:style-name="ro8">
          <table:table-cell office:value-type="string" calcext:value-type="string">
            <text:p><text:a xlink:href="https://en.wikipedia.org/wiki/Limburgan_language" xlink:type="simple">Limburgan</text:a>, Limburger, Limburgish</text:p>
          </table:table-cell>
          <table:table-cell office:value-type="string" calcext:value-type="string">
            <text:p><text:a xlink:href="https://www.loc.gov/standards/iso639-2/php/langcodes_name.php?iso_639_1=li" xlink:type="simple">li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ngala_language" xlink:type="simple">Lingala</text:a></text:p>
          </table:table-cell>
          <table:table-cell office:value-type="string" calcext:value-type="string">
            <text:p><text:a xlink:href="https://www.loc.gov/standards/iso639-2/php/langcodes_name.php?iso_639_1=ln" xlink:type="simple">l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thuanian_language" xlink:type="simple">Lithuanian</text:a></text:p>
          </table:table-cell>
          <table:table-cell office:value-type="string" calcext:value-type="string">
            <text:p><text:a xlink:href="https://www.loc.gov/standards/iso639-2/php/langcodes_name.php?iso_639_1=lt" xlink:type="simple">lt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uba-Katanga_language" xlink:type="simple">Luba-Katanga</text:a></text:p>
          </table:table-cell>
          <table:table-cell office:value-type="string" calcext:value-type="string">
            <text:p><text:a xlink:href="https://www.loc.gov/standards/iso639-2/php/langcodes_name.php?iso_639_1=lu" xlink:type="simple">lu</text:a></text:p>
          </table:table-cell>
        </table:table-row>
        <table:table-row table:style-name="ro6">
          <table:table-cell office:value-type="string" calcext:value-type="string">
            <text:p><text:a xlink:href="https://en.wikipedia.org/wiki/Luxembourgish_language" xlink:type="simple">Luxembourgish</text:a>, Letzeburgesch</text:p>
          </table:table-cell>
          <table:table-cell office:value-type="string" calcext:value-type="string">
            <text:p><text:a xlink:href="https://www.loc.gov/standards/iso639-2/php/langcodes_name.php?iso_639_1=lb" xlink:type="simple">lb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cedonian_language" xlink:type="simple">Macedonian</text:a></text:p>
          </table:table-cell>
          <table:table-cell office:value-type="string" calcext:value-type="string">
            <text:p><text:a xlink:href="https://www.loc.gov/standards/iso639-2/php/langcodes_name.php?iso_639_1=mk" xlink:type="simple">mk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lagasy_language" xlink:type="simple">Malagasy</text:a></text:p>
          </table:table-cell>
          <table:table-cell office:value-type="string" calcext:value-type="string">
            <text:p><text:a xlink:href="https://www.loc.gov/standards/iso639-2/php/langcodes_name.php?iso_639_1=mg" xlink:type="simple">m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lay_language" xlink:type="simple">Malay</text:a></text:p>
          </table:table-cell>
          <table:table-cell office:value-type="string" calcext:value-type="string">
            <text:p><text:a xlink:href="https://www.loc.gov/standards/iso639-2/php/langcodes_name.php?iso_639_1=ms" xlink:type="simple">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layalam_language" xlink:type="simple">Malayalam</text:a></text:p>
          </table:table-cell>
          <table:table-cell office:value-type="string" calcext:value-type="string">
            <text:p><text:a xlink:href="https://www.loc.gov/standards/iso639-2/php/langcodes_name.php?iso_639_1=ml" xlink:type="simple">m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ltese_language" xlink:type="simple">Maltese</text:a></text:p>
          </table:table-cell>
          <table:table-cell office:value-type="string" calcext:value-type="string">
            <text:p><text:a xlink:href="https://www.loc.gov/standards/iso639-2/php/langcodes_name.php?iso_639_1=mt" xlink:type="simple">mt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nx_language" xlink:type="simple">Manx</text:a></text:p>
          </table:table-cell>
          <table:table-cell office:value-type="string" calcext:value-type="string">
            <text:p><text:a xlink:href="https://www.loc.gov/standards/iso639-2/php/langcodes_name.php?iso_639_1=gv" xlink:type="simple">gv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ori_language" xlink:type="simple">Maori</text:a></text:p>
          </table:table-cell>
          <table:table-cell office:value-type="string" calcext:value-type="string">
            <text:p><text:a xlink:href="https://www.loc.gov/standards/iso639-2/php/langcodes_name.php?iso_639_1=mi" xlink:type="simple">mi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rathi_language" xlink:type="simple">Marathi</text:a></text:p>
          </table:table-cell>
          <table:table-cell office:value-type="string" calcext:value-type="string">
            <text:p><text:a xlink:href="https://www.loc.gov/standards/iso639-2/php/langcodes_name.php?iso_639_1=mr" xlink:type="simple">m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rshallese_language" xlink:type="simple">Marshallese</text:a></text:p>
          </table:table-cell>
          <table:table-cell office:value-type="string" calcext:value-type="string">
            <text:p><text:a xlink:href="https://www.loc.gov/standards/iso639-2/php/langcodes_name.php?iso_639_1=mh" xlink:type="simple">mh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ngolian_language" xlink:type="simple">Mongolian</text:a></text:p>
          </table:table-cell>
          <table:table-cell office:value-type="string" calcext:value-type="string">
            <text:p><text:a xlink:href="https://www.loc.gov/standards/iso639-2/php/langcodes_name.php?iso_639_1=mn" xlink:type="simple">m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auru_language" xlink:type="simple">Nauru</text:a></text:p>
          </table:table-cell>
          <table:table-cell office:value-type="string" calcext:value-type="string">
            <text:p><text:a xlink:href="https://www.loc.gov/standards/iso639-2/php/langcodes_name.php?iso_639_1=na" xlink:type="simple">n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avajo_language" xlink:type="simple">Navajo</text:a>, Navaho</text:p>
          </table:table-cell>
          <table:table-cell office:value-type="string" calcext:value-type="string">
            <text:p><text:a xlink:href="https://www.loc.gov/standards/iso639-2/php/langcodes_name.php?iso_639_1=nv" xlink:type="simple">nv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donga" xlink:type="simple">Ndonga</text:a></text:p>
          </table:table-cell>
          <table:table-cell office:value-type="string" calcext:value-type="string">
            <text:p><text:a xlink:href="https://www.loc.gov/standards/iso639-2/php/langcodes_name.php?iso_639_1=ng" xlink:type="simple">n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epali_language" xlink:type="simple">Nepali</text:a></text:p>
          </table:table-cell>
          <table:table-cell office:value-type="string" calcext:value-type="string">
            <text:p><text:a xlink:href="https://www.loc.gov/standards/iso639-2/php/langcodes_name.php?iso_639_1=ne" xlink:type="simple">n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rth_Ndebele_language" xlink:type="simple">North Ndebele</text:a></text:p>
          </table:table-cell>
          <table:table-cell office:value-type="string" calcext:value-type="string">
            <text:p><text:a xlink:href="https://www.loc.gov/standards/iso639-2/php/langcodes_name.php?iso_639_1=nd" xlink:type="simple">nd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rthern_Sami" xlink:type="simple">Northern Sami</text:a></text:p>
          </table:table-cell>
          <table:table-cell office:value-type="string" calcext:value-type="string">
            <text:p><text:a xlink:href="https://www.loc.gov/standards/iso639-2/php/langcodes_name.php?iso_639_1=se" xlink:type="simple">s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rwegian_language" xlink:type="simple">Norwegian</text:a></text:p>
          </table:table-cell>
          <table:table-cell office:value-type="string" calcext:value-type="string">
            <text:p><text:a xlink:href="https://www.loc.gov/standards/iso639-2/php/langcodes_name.php?iso_639_1=no" xlink:type="simple">no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kmål" xlink:type="simple">Norwegian Bokmål</text:a></text:p>
          </table:table-cell>
          <table:table-cell office:value-type="string" calcext:value-type="string">
            <text:p><text:a xlink:href="https://www.loc.gov/standards/iso639-2/php/langcodes_name.php?iso_639_1=nb" xlink:type="simple">nb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ynorsk" xlink:type="simple">Norwegian Nynorsk</text:a></text:p>
          </table:table-cell>
          <table:table-cell office:value-type="string" calcext:value-type="string">
            <text:p><text:a xlink:href="https://www.loc.gov/standards/iso639-2/php/langcodes_name.php?iso_639_1=nn" xlink:type="simple">n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Occitan_language" xlink:type="simple">Occitan</text:a></text:p>
          </table:table-cell>
          <table:table-cell office:value-type="string" calcext:value-type="string">
            <text:p><text:a xlink:href="https://www.loc.gov/standards/iso639-2/php/langcodes_name.php?iso_639_1=oc" xlink:type="simple">oc</text:a></text:p>
          </table:table-cell>
        </table:table-row>
        <table:table-row table:style-name="ro1">
          <table:table-cell office:value-type="string" calcext:value-type="string">
            <text:p><text:a xlink:href="https://en.wikipedia.org/wiki/Ojibwa_language" xlink:type="simple">Ojibwa</text:a></text:p>
          </table:table-cell>
          <table:table-cell office:value-type="string" calcext:value-type="string">
            <text:p><text:a xlink:href="https://www.loc.gov/standards/iso639-2/php/langcodes_name.php?iso_639_1=oj" xlink:type="simple">oj</text:a></text:p>
          </table:table-cell>
        </table:table-row>
        <table:table-row table:style-name="ro1">
          <table:table-cell office:value-type="string" calcext:value-type="string">
            <text:p><text:a xlink:href="https://en.wikipedia.org/wiki/Oriya_language" xlink:type="simple">Oriya</text:a></text:p>
          </table:table-cell>
          <table:table-cell office:value-type="string" calcext:value-type="string">
            <text:p><text:a xlink:href="https://www.loc.gov/standards/iso639-2/php/langcodes_name.php?iso_639_1=or" xlink:type="simple">o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Oromo_language" xlink:type="simple">Oromo</text:a></text:p>
          </table:table-cell>
          <table:table-cell office:value-type="string" calcext:value-type="string">
            <text:p><text:a xlink:href="https://www.loc.gov/standards/iso639-2/php/langcodes_name.php?iso_639_1=om" xlink:type="simple">o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Ossetian_language" xlink:type="simple">Ossetian</text:a>, Ossetic</text:p>
          </table:table-cell>
          <table:table-cell office:value-type="string" calcext:value-type="string">
            <text:p><text:a xlink:href="https://www.loc.gov/standards/iso639-2/php/langcodes_name.php?iso_639_1=os" xlink:type="simple">o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ali_language" xlink:type="simple">Pali</text:a></text:p>
          </table:table-cell>
          <table:table-cell office:value-type="string" calcext:value-type="string">
            <text:p><text:a xlink:href="https://www.loc.gov/standards/iso639-2/php/langcodes_name.php?iso_639_1=pi" xlink:type="simple">pi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anjabi_language" xlink:type="simple">Panjabi</text:a>, Punjabi</text:p>
          </table:table-cell>
          <table:table-cell office:value-type="string" calcext:value-type="string">
            <text:p><text:a xlink:href="https://www.loc.gov/standards/iso639-2/php/langcodes_name.php?iso_639_1=pa" xlink:type="simple">p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ashto_language" xlink:type="simple">Pashto</text:a>, Pushto</text:p>
          </table:table-cell>
          <table:table-cell office:value-type="string" calcext:value-type="string">
            <text:p><text:a xlink:href="https://www.loc.gov/standards/iso639-2/php/langcodes_name.php?iso_639_1=ps" xlink:type="simple">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ersian_language" xlink:type="simple">Persian</text:a></text:p>
          </table:table-cell>
          <table:table-cell office:value-type="string" calcext:value-type="string">
            <text:p><text:a xlink:href="https://www.loc.gov/standards/iso639-2/php/langcodes_name.php?iso_639_1=fa" xlink:type="simple">f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olish_language" xlink:type="simple">Polish</text:a></text:p>
          </table:table-cell>
          <table:table-cell office:value-type="string" calcext:value-type="string">
            <text:p><text:a xlink:href="https://www.loc.gov/standards/iso639-2/php/langcodes_name.php?iso_639_1=pl" xlink:type="simple">p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ortuguese_language" xlink:type="simple">Portuguese</text:a></text:p>
          </table:table-cell>
          <table:table-cell office:value-type="string" calcext:value-type="string">
            <text:p><text:a xlink:href="https://www.loc.gov/standards/iso639-2/php/langcodes_name.php?iso_639_1=pt" xlink:type="simple">pt</text:a></text:p>
          </table:table-cell>
        </table:table-row>
        <table:table-row table:style-name="ro1">
          <table:table-cell office:value-type="string" calcext:value-type="string">
            <text:p><text:a xlink:href="https://en.wikipedia.org/wiki/Quechua_language" xlink:type="simple">Quechua</text:a></text:p>
          </table:table-cell>
          <table:table-cell office:value-type="string" calcext:value-type="string">
            <text:p><text:a xlink:href="https://www.loc.gov/standards/iso639-2/php/langcodes_name.php?iso_639_1=qu" xlink:type="simple">qu</text:a></text:p>
          </table:table-cell>
        </table:table-row>
        <table:table-row table:style-name="ro9">
          <table:table-cell office:value-type="string" calcext:value-type="string">
            <text:p><text:a xlink:href="https://en.wikipedia.org/wiki/Romanian_language" xlink:type="simple">Romanian</text:a>, Moldavian, Moldovan</text:p>
          </table:table-cell>
          <table:table-cell office:value-type="string" calcext:value-type="string">
            <text:p><text:a xlink:href="https://www.loc.gov/standards/iso639-2/php/langcodes_name.php?iso_639_1=ro" xlink:type="simple">ro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omansh_language" xlink:type="simple">Romansh</text:a></text:p>
          </table:table-cell>
          <table:table-cell office:value-type="string" calcext:value-type="string">
            <text:p><text:a xlink:href="https://www.loc.gov/standards/iso639-2/php/langcodes_name.php?iso_639_1=rm" xlink:type="simple">r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undi_language" xlink:type="simple">Rundi</text:a></text:p>
          </table:table-cell>
          <table:table-cell office:value-type="string" calcext:value-type="string">
            <text:p><text:a xlink:href="https://www.loc.gov/standards/iso639-2/php/langcodes_name.php?iso_639_1=rn" xlink:type="simple">r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ussian_language" xlink:type="simple">Russian</text:a></text:p>
          </table:table-cell>
          <table:table-cell office:value-type="string" calcext:value-type="string">
            <text:p><text:a xlink:href="https://www.loc.gov/standards/iso639-2/php/langcodes_name.php?iso_639_1=ru" xlink:type="simple">ru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amoan_language" xlink:type="simple">Samoan</text:a></text:p>
          </table:table-cell>
          <table:table-cell office:value-type="string" calcext:value-type="string">
            <text:p><text:a xlink:href="https://www.loc.gov/standards/iso639-2/php/langcodes_name.php?iso_639_1=sm" xlink:type="simple">s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ango_language" xlink:type="simple">Sango</text:a></text:p>
          </table:table-cell>
          <table:table-cell office:value-type="string" calcext:value-type="string">
            <text:p><text:a xlink:href="https://www.loc.gov/standards/iso639-2/php/langcodes_name.php?iso_639_1=sg" xlink:type="simple">s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anskrit" xlink:type="simple">Sanskrit</text:a></text:p>
          </table:table-cell>
          <table:table-cell office:value-type="string" calcext:value-type="string">
            <text:p><text:a xlink:href="https://www.loc.gov/standards/iso639-2/php/langcodes_name.php?iso_639_1=sa" xlink:type="simple">s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ardinian_language" xlink:type="simple">Sardinian</text:a></text:p>
          </table:table-cell>
          <table:table-cell office:value-type="string" calcext:value-type="string">
            <text:p><text:a xlink:href="https://www.loc.gov/standards/iso639-2/php/langcodes_name.php?iso_639_1=sc" xlink:type="simple">sc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erbian_language" xlink:type="simple">Serbian</text:a></text:p>
          </table:table-cell>
          <table:table-cell office:value-type="string" calcext:value-type="string">
            <text:p><text:a xlink:href="https://www.loc.gov/standards/iso639-2/php/langcodes_name.php?iso_639_1=sr" xlink:type="simple">s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hona_language" xlink:type="simple">Shona</text:a></text:p>
          </table:table-cell>
          <table:table-cell office:value-type="string" calcext:value-type="string">
            <text:p><text:a xlink:href="https://www.loc.gov/standards/iso639-2/php/langcodes_name.php?iso_639_1=sn" xlink:type="simple">s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ichuan_Yi_language" xlink:type="simple">Sichuan Yi</text:a>, Nuosu</text:p>
          </table:table-cell>
          <table:table-cell office:value-type="string" calcext:value-type="string">
            <text:p><text:a xlink:href="https://www.loc.gov/standards/iso639-2/php/langcodes_name.php?iso_639_1=ii" xlink:type="simple">ii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indhi_language" xlink:type="simple">Sindhi</text:a></text:p>
          </table:table-cell>
          <table:table-cell office:value-type="string" calcext:value-type="string">
            <text:p><text:a xlink:href="https://www.loc.gov/standards/iso639-2/php/langcodes_name.php?iso_639_1=sd" xlink:type="simple">sd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inhala_language" xlink:type="simple">Sinhala</text:a>, Sinhalese</text:p>
          </table:table-cell>
          <table:table-cell office:value-type="string" calcext:value-type="string">
            <text:p><text:a xlink:href="https://www.loc.gov/standards/iso639-2/php/langcodes_name.php?iso_639_1=si" xlink:type="simple">si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lovak_language" xlink:type="simple">Slovak</text:a></text:p>
          </table:table-cell>
          <table:table-cell office:value-type="string" calcext:value-type="string">
            <text:p><text:a xlink:href="https://www.loc.gov/standards/iso639-2/php/langcodes_name.php?iso_639_1=sk" xlink:type="simple">sk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lovenian_language" xlink:type="simple">Slovenian</text:a></text:p>
          </table:table-cell>
          <table:table-cell office:value-type="string" calcext:value-type="string">
            <text:p><text:a xlink:href="https://www.loc.gov/standards/iso639-2/php/langcodes_name.php?iso_639_1=sl" xlink:type="simple">s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omali_language" xlink:type="simple">Somali</text:a></text:p>
          </table:table-cell>
          <table:table-cell office:value-type="string" calcext:value-type="string">
            <text:p><text:a xlink:href="https://www.loc.gov/standards/iso639-2/php/langcodes_name.php?iso_639_1=so" xlink:type="simple">so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outh_Ndebele_language" xlink:type="simple">South Ndebele</text:a></text:p>
          </table:table-cell>
          <table:table-cell office:value-type="string" calcext:value-type="string">
            <text:p><text:a xlink:href="https://www.loc.gov/standards/iso639-2/php/langcodes_name.php?iso_639_1=nr" xlink:type="simple">n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otho_language" xlink:type="simple">Southern Sotho</text:a></text:p>
          </table:table-cell>
          <table:table-cell office:value-type="string" calcext:value-type="string">
            <text:p><text:a xlink:href="https://www.loc.gov/standards/iso639-2/php/langcodes_name.php?iso_639_1=st" xlink:type="simple">st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panish_language" xlink:type="simple">Spanish</text:a>, Castilian</text:p>
          </table:table-cell>
          <table:table-cell office:value-type="string" calcext:value-type="string">
            <text:p><text:a xlink:href="https://www.loc.gov/standards/iso639-2/php/langcodes_name.php?iso_639_1=es" xlink:type="simple">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undanese_language" xlink:type="simple">Sundanese</text:a></text:p>
          </table:table-cell>
          <table:table-cell office:value-type="string" calcext:value-type="string">
            <text:p><text:a xlink:href="https://www.loc.gov/standards/iso639-2/php/langcodes_name.php?iso_639_1=su" xlink:type="simple">su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wahili_language" xlink:type="simple">Swahili</text:a></text:p>
          </table:table-cell>
          <table:table-cell office:value-type="string" calcext:value-type="string">
            <text:p><text:a xlink:href="https://www.loc.gov/standards/iso639-2/php/langcodes_name.php?iso_639_1=sw" xlink:type="simple">sw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wati_language" xlink:type="simple">Swati</text:a></text:p>
          </table:table-cell>
          <table:table-cell office:value-type="string" calcext:value-type="string">
            <text:p><text:a xlink:href="https://www.loc.gov/standards/iso639-2/php/langcodes_name.php?iso_639_1=ss" xlink:type="simple">s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wedish_language" xlink:type="simple">Swedish</text:a></text:p>
          </table:table-cell>
          <table:table-cell office:value-type="string" calcext:value-type="string">
            <text:p><text:a xlink:href="https://www.loc.gov/standards/iso639-2/php/langcodes_name.php?iso_639_1=sv" xlink:type="simple">sv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agalog_language" xlink:type="simple">Tagalog</text:a></text:p>
          </table:table-cell>
          <table:table-cell office:value-type="string" calcext:value-type="string">
            <text:p><text:a xlink:href="https://www.loc.gov/standards/iso639-2/php/langcodes_name.php?iso_639_1=tl" xlink:type="simple">t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ahitian_language" xlink:type="simple">Tahitian</text:a></text:p>
          </table:table-cell>
          <table:table-cell office:value-type="string" calcext:value-type="string">
            <text:p><text:a xlink:href="https://www.loc.gov/standards/iso639-2/php/langcodes_name.php?iso_639_1=ty" xlink:type="simple">t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ajik_language" xlink:type="simple">Tajik</text:a></text:p>
          </table:table-cell>
          <table:table-cell office:value-type="string" calcext:value-type="string">
            <text:p><text:a xlink:href="https://www.loc.gov/standards/iso639-2/php/langcodes_name.php?iso_639_1=tg" xlink:type="simple">t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amil_language" xlink:type="simple">Tamil</text:a></text:p>
          </table:table-cell>
          <table:table-cell office:value-type="string" calcext:value-type="string">
            <text:p><text:a xlink:href="https://www.loc.gov/standards/iso639-2/php/langcodes_name.php?iso_639_1=ta" xlink:type="simple">t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atar_language" xlink:type="simple">Tatar</text:a></text:p>
          </table:table-cell>
          <table:table-cell office:value-type="string" calcext:value-type="string">
            <text:p><text:a xlink:href="https://www.loc.gov/standards/iso639-2/php/langcodes_name.php?iso_639_1=tt" xlink:type="simple">tt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elugu_language" xlink:type="simple">Telugu</text:a></text:p>
          </table:table-cell>
          <table:table-cell office:value-type="string" calcext:value-type="string">
            <text:p><text:a xlink:href="https://www.loc.gov/standards/iso639-2/php/langcodes_name.php?iso_639_1=te" xlink:type="simple">t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ai_language" xlink:type="simple">Thai</text:a></text:p>
          </table:table-cell>
          <table:table-cell office:value-type="string" calcext:value-type="string">
            <text:p><text:a xlink:href="https://www.loc.gov/standards/iso639-2/php/langcodes_name.php?iso_639_1=th" xlink:type="simple">th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tandard_Tibetan" xlink:type="simple">Tibetan</text:a></text:p>
          </table:table-cell>
          <table:table-cell office:value-type="string" calcext:value-type="string">
            <text:p><text:a xlink:href="https://www.loc.gov/standards/iso639-2/php/langcodes_name.php?iso_639_1=bo" xlink:type="simple">bo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igrinya_language" xlink:type="simple">Tigrinya</text:a></text:p>
          </table:table-cell>
          <table:table-cell office:value-type="string" calcext:value-type="string">
            <text:p><text:a xlink:href="https://www.loc.gov/standards/iso639-2/php/langcodes_name.php?iso_639_1=ti" xlink:type="simple">ti</text:a></text:p>
          </table:table-cell>
        </table:table-row>
        <table:table-row table:style-name="ro6">
          <table:table-cell office:value-type="string" calcext:value-type="string">
            <text:p><text:a xlink:href="https://en.wikipedia.org/wiki/Tongan_language" xlink:type="simple">Tongan</text:a> (Tonga Islands)</text:p>
          </table:table-cell>
          <table:table-cell office:value-type="string" calcext:value-type="string">
            <text:p><text:a xlink:href="https://www.loc.gov/standards/iso639-2/php/langcodes_name.php?iso_639_1=to" xlink:type="simple">to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songa_language" xlink:type="simple">Tsonga</text:a></text:p>
          </table:table-cell>
          <table:table-cell office:value-type="string" calcext:value-type="string">
            <text:p><text:a xlink:href="https://www.loc.gov/standards/iso639-2/php/langcodes_name.php?iso_639_1=ts" xlink:type="simple">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swana_language" xlink:type="simple">Tswana</text:a></text:p>
          </table:table-cell>
          <table:table-cell office:value-type="string" calcext:value-type="string">
            <text:p><text:a xlink:href="https://www.loc.gov/standards/iso639-2/php/langcodes_name.php?iso_639_1=tn" xlink:type="simple">t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urkish_language" xlink:type="simple">Turkish</text:a></text:p>
          </table:table-cell>
          <table:table-cell office:value-type="string" calcext:value-type="string">
            <text:p><text:a xlink:href="https://www.loc.gov/standards/iso639-2/php/langcodes_name.php?iso_639_1=tr" xlink:type="simple">t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urkmen_language" xlink:type="simple">Turkmen</text:a></text:p>
          </table:table-cell>
          <table:table-cell office:value-type="string" calcext:value-type="string">
            <text:p><text:a xlink:href="https://www.loc.gov/standards/iso639-2/php/langcodes_name.php?iso_639_1=tk" xlink:type="simple">tk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wi" xlink:type="simple">Twi</text:a></text:p>
          </table:table-cell>
          <table:table-cell office:value-type="string" calcext:value-type="string">
            <text:p><text:a xlink:href="https://www.loc.gov/standards/iso639-2/php/langcodes_name.php?iso_639_1=tw" xlink:type="simple">tw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ighur_language" xlink:type="simple">Uighur</text:a>, Uyghur</text:p>
          </table:table-cell>
          <table:table-cell office:value-type="string" calcext:value-type="string">
            <text:p><text:a xlink:href="https://www.loc.gov/standards/iso639-2/php/langcodes_name.php?iso_639_1=ug" xlink:type="simple">u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krainian_language" xlink:type="simple">Ukrainian</text:a></text:p>
          </table:table-cell>
          <table:table-cell office:value-type="string" calcext:value-type="string">
            <text:p><text:a xlink:href="https://www.loc.gov/standards/iso639-2/php/langcodes_name.php?iso_639_1=uk" xlink:type="simple">uk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rdu" xlink:type="simple">Urdu</text:a></text:p>
          </table:table-cell>
          <table:table-cell office:value-type="string" calcext:value-type="string">
            <text:p><text:a xlink:href="https://www.loc.gov/standards/iso639-2/php/langcodes_name.php?iso_639_1=ur" xlink:type="simple">u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zbek_language" xlink:type="simple">Uzbek</text:a></text:p>
          </table:table-cell>
          <table:table-cell office:value-type="string" calcext:value-type="string">
            <text:p><text:a xlink:href="https://www.loc.gov/standards/iso639-2/php/langcodes_name.php?iso_639_1=uz" xlink:type="simple">uz</text:a></text:p>
          </table:table-cell>
        </table:table-row>
        <table:table-row table:style-name="ro1">
          <table:table-cell office:value-type="string" calcext:value-type="string">
            <text:p><text:a xlink:href="https://en.wikipedia.org/wiki/Venda_language" xlink:type="simple">Venda</text:a></text:p>
          </table:table-cell>
          <table:table-cell office:value-type="string" calcext:value-type="string">
            <text:p><text:a xlink:href="https://www.loc.gov/standards/iso639-2/php/langcodes_name.php?iso_639_1=ve" xlink:type="simple">v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Vietnamese_language" xlink:type="simple">Vietnamese</text:a></text:p>
          </table:table-cell>
          <table:table-cell office:value-type="string" calcext:value-type="string">
            <text:p><text:a xlink:href="https://www.loc.gov/standards/iso639-2/php/langcodes_name.php?iso_639_1=vi" xlink:type="simple">vi</text:a></text:p>
          </table:table-cell>
        </table:table-row>
        <table:table-row table:style-name="ro1">
          <table:table-cell office:value-type="string" calcext:value-type="string">
            <text:p><text:a xlink:href="https://en.wikipedia.org/wiki/Volapük" xlink:type="simple">Volapük</text:a></text:p>
          </table:table-cell>
          <table:table-cell office:value-type="string" calcext:value-type="string">
            <text:p><text:a xlink:href="https://www.loc.gov/standards/iso639-2/php/langcodes_name.php?iso_639_1=vo" xlink:type="simple">vo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alloon_language" xlink:type="simple">Walloon</text:a></text:p>
          </table:table-cell>
          <table:table-cell office:value-type="string" calcext:value-type="string">
            <text:p><text:a xlink:href="https://www.loc.gov/standards/iso639-2/php/langcodes_name.php?iso_639_1=wa" xlink:type="simple">w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elsh_language" xlink:type="simple">Welsh</text:a></text:p>
          </table:table-cell>
          <table:table-cell office:value-type="string" calcext:value-type="string">
            <text:p><text:a xlink:href="https://www.loc.gov/standards/iso639-2/php/langcodes_name.php?iso_639_1=cy" xlink:type="simple">c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est_Frisian_language" xlink:type="simple">Western Frisian</text:a></text:p>
          </table:table-cell>
          <table:table-cell office:value-type="string" calcext:value-type="string">
            <text:p><text:a xlink:href="https://www.loc.gov/standards/iso639-2/php/langcodes_name.php?iso_639_1=fy" xlink:type="simple">f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olof_language" xlink:type="simple">Wolof</text:a></text:p>
          </table:table-cell>
          <table:table-cell office:value-type="string" calcext:value-type="string">
            <text:p><text:a xlink:href="https://www.loc.gov/standards/iso639-2/php/langcodes_name.php?iso_639_1=wo" xlink:type="simple">wo</text:a></text:p>
          </table:table-cell>
        </table:table-row>
        <table:table-row table:style-name="ro1">
          <table:table-cell office:value-type="string" calcext:value-type="string">
            <text:p><text:a xlink:href="https://en.wikipedia.org/wiki/Xhosa_language" xlink:type="simple">Xhosa</text:a></text:p>
          </table:table-cell>
          <table:table-cell office:value-type="string" calcext:value-type="string">
            <text:p><text:a xlink:href="https://www.loc.gov/standards/iso639-2/php/langcodes_name.php?iso_639_1=xh" xlink:type="simple">xh</text:a></text:p>
          </table:table-cell>
        </table:table-row>
        <table:table-row table:style-name="ro1">
          <table:table-cell office:value-type="string" calcext:value-type="string">
            <text:p><text:a xlink:href="https://en.wikipedia.org/wiki/Yiddish_language" xlink:type="simple">Yiddish</text:a></text:p>
          </table:table-cell>
          <table:table-cell office:value-type="string" calcext:value-type="string">
            <text:p><text:a xlink:href="https://www.loc.gov/standards/iso639-2/php/langcodes_name.php?iso_639_1=yi" xlink:type="simple">yi</text:a></text:p>
          </table:table-cell>
        </table:table-row>
        <table:table-row table:style-name="ro1">
          <table:table-cell office:value-type="string" calcext:value-type="string">
            <text:p><text:a xlink:href="https://en.wikipedia.org/wiki/Yoruba_language" xlink:type="simple">Yoruba</text:a></text:p>
          </table:table-cell>
          <table:table-cell office:value-type="string" calcext:value-type="string">
            <text:p><text:a xlink:href="https://www.loc.gov/standards/iso639-2/php/langcodes_name.php?iso_639_1=yo" xlink:type="simple">yo</text:a></text:p>
          </table:table-cell>
        </table:table-row>
        <table:table-row table:style-name="ro1">
          <table:table-cell office:value-type="string" calcext:value-type="string">
            <text:p><text:a xlink:href="https://en.wikipedia.org/wiki/Zhuang_language" xlink:type="simple">Zhuang</text:a>, Chuang</text:p>
          </table:table-cell>
          <table:table-cell office:value-type="string" calcext:value-type="string">
            <text:p><text:a xlink:href="https://www.loc.gov/standards/iso639-2/php/langcodes_name.php?iso_639_1=za" xlink:type="simple">z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Zulu_language" xlink:type="simple">Zulu</text:a></text:p>
          </table:table-cell>
          <table:table-cell office:value-type="string" calcext:value-type="string">
            <text:p><text:a xlink:href="https://www.loc.gov/standards/iso639-2/php/langcodes_name.php?iso_639_1=zu" xlink:type="simple">zu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23:58:01.138953221</meta:creation-date>
    <dc:date>2018-09-14T00:08:19.254845649</dc:date>
    <meta:editing-duration>PT10M18S</meta:editing-duration>
    <meta:editing-cycles>1</meta:editing-cycles>
    <meta:generator>LibreOffice/6.0.3.2$Linux_X86_64 LibreOffice_project/00m0$Build-2</meta:generator>
    <meta:document-statistic meta:table-count="2" meta:cell-count="1122" meta:object-count="0"/>
  </office:meta>
</office:document-meta>
</file>